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officeooo:rsid="0008fb6a" officeooo:paragraph-rsid="0008fb6a"/>
    </style:style>
    <style:style style:name="P2" style:family="paragraph" style:parent-style-name="Text_20_body" style:list-style-name="L1">
      <style:text-properties style:font-name="Verdana" officeooo:rsid="0009a4e7" officeooo:paragraph-rsid="0009a4e7"/>
    </style:style>
    <style:style style:name="P3" style:family="paragraph" style:parent-style-name="Text_20_body">
      <style:text-properties style:font-name="Verdana" officeooo:rsid="0009a4e7" officeooo:paragraph-rsid="0009a4e7"/>
    </style:style>
    <style:style style:name="P4" style:family="paragraph" style:parent-style-name="Text_20_body" style:list-style-name="L1">
      <style:text-properties style:font-name="Verdana" officeooo:rsid="000abd8d" officeooo:paragraph-rsid="000abd8d"/>
    </style:style>
    <style:style style:name="P5" style:family="paragraph" style:parent-style-name="Text_20_body">
      <style:text-properties officeooo:paragraph-rsid="000bde27"/>
    </style:style>
    <style:style style:name="P6" style:family="paragraph" style:parent-style-name="Heading">
      <style:text-properties style:font-name="Verdana" officeooo:rsid="0008fb6a"/>
    </style:style>
    <style:style style:name="P7" style:family="paragraph" style:parent-style-name="Heading_20_1">
      <style:text-properties style:font-name="Verdana" officeooo:rsid="0008fb6a"/>
    </style:style>
    <style:style style:name="P8" style:family="paragraph" style:parent-style-name="Heading_20_2">
      <style:text-properties style:font-name="Verdana"/>
    </style:style>
    <style:style style:name="P9" style:family="paragraph" style:parent-style-name="Heading_20_2" style:list-style-name="">
      <style:text-properties style:font-name="Verdana" officeooo:paragraph-rsid="000af1be"/>
    </style:style>
    <style:style style:name="P10" style:family="paragraph" style:parent-style-name="Heading_20_2" style:list-style-name="">
      <style:text-properties style:font-name="Verdana" officeooo:rsid="0009a4e7"/>
    </style:style>
    <style:style style:name="P11" style:family="paragraph" style:parent-style-name="Heading_20_2">
      <style:paragraph-properties fo:break-before="page"/>
      <style:text-properties style:font-name="Verdana" officeooo:paragraph-rsid="000af1be"/>
    </style:style>
    <style:style style:name="P12" style:family="paragraph" style:parent-style-name="Heading_20_2">
      <style:paragraph-properties fo:break-before="page"/>
      <style:text-properties style:font-name="Verdana" officeooo:rsid="0009a4e7"/>
    </style:style>
    <style:style style:name="P13" style:family="paragraph" style:parent-style-name="Heading_20_4">
      <style:text-properties style:font-name="Verdana" officeooo:rsid="0009a4e7"/>
    </style:style>
    <style:style style:name="P14" style:family="paragraph" style:parent-style-name="Heading_20_3">
      <style:text-properties style:font-name="Verdana"/>
    </style:style>
    <style:style style:name="T1" style:family="text">
      <style:text-properties officeooo:rsid="000af1be"/>
    </style:style>
    <style:style style:name="T2" style:family="text">
      <style:text-properties officeooo:rsid="000bde27"/>
    </style:style>
    <style:style style:name="T3" style:family="text">
      <style:text-properties style:font-name="Verdana" officeooo:rsid="000bde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ktdokumenation Projekt C</text:p>
      <text:p text:style-name="P6">Mensa Meter</text:p>
      <text:h text:style-name="P7" text:outline-level="1">Vorwort</text:h>
      <text:p text:style-name="P1">Ziel und Inspiration des Projekts C „Mensa Meter“ war es durch eine kleine praktische Anwendung die Funktionalität von Mobilen Webbasierten Apps zu erforschen. Hierfür sollte verstärkt die JavaScript basierende API jQuery Mobile zum Einsatz kommen und demonstrieren, dass diese sich mit nativen Apps von herkömmlichen Smartphone Betriebssystemen messen kann.</text:p>
      <text:p text:style-name="P1">Eine weitere Priorität des Projekts lag darin das Projekt über ein Versionskontrolltieres System, hier GitHub, zu Entwickeln und zu Verwalten und damit vorhandene Softwareentwicklungstechniken zu vertiefen.</text:p>
      <text:p text:style-name="P1"><text:s/></text:p>
      <text:h text:style-name="P9" text:outline-level="2"><text:span text:style-name="T1"/></text:h>
      <text:h text:style-name="P11" text:outline-level="2"><text:span text:style-name="T1">Concepts</text:span></text:h>
      <text:h text:style-name="P8" text:outline-level="2"><text:span text:style-name="T1">Architektur</text:span></text:h>
      <text:p text:style-name="P5"><text:span text:style-name="T3">Model View Controller</text:span></text:p>
      <text:h text:style-name="P8" text:outline-level="2"><text:span text:style-name="T1">Klassen</text:span></text:h>
      <text:h text:style-name="P14" text:outline-level="3"><text:span text:style-name="T1">Bootstrap</text:span></text:h>
      <text:p text:style-name="Text_20_body"><text:span text:style-name="T1">Die erste Klasse die von Index im Root Verzeichnis aufgerufen wird ist Bootstrap. Darin befindet sich die Routing Logik der App.</text:span></text:p>
      <text:p text:style-name="P5"><text:span text:style-name="T2">$url[0]/$url[1]/$url[2]</text:span></text:p>
      <text:p text:style-name="P5"><text:span text:style-name="T2">Ordner/Funktion/Parameter</text:span></text:p>
      <text:h text:style-name="P10" text:outline-level="2"/>
      <text:h text:style-name="P12" text:outline-level="2">Tools</text:h>
      <text:h text:style-name="P13" text:outline-level="4">Versioncontrol</text:h>
      <text:list xml:id="list27316315" text:style-name="L1">
        <text:list-item>
          <text:p text:style-name="P2">Git 1.8.0</text:p>
        </text:list-item>
        <text:list-item>
          <text:p text:style-name="P2">GitHub CLI</text:p>
        </text:list-item>
      </text:list>
      <text:h text:style-name="P13" text:outline-level="4">Editor &amp; IDE</text:h>
      <text:list xml:id="list28477245" text:continue-numbering="true" text:style-name="L1">
        <text:list-item>
          <text:p text:style-name="P2">NetBeans 7.3 + Gitaddon</text:p>
        </text:list-item>
        <text:list-item>
          <text:p text:style-name="P2">Notepad++ 6.2.1</text:p>
        </text:list-item>
        <text:list-item>
          <text:p text:style-name="P4">Libreoffice 3.6</text:p>
        </text:list-item>
      </text:list>
      <text:h text:style-name="P13" text:outline-level="4">Server</text:h>
      <text:list xml:id="list28483378" text:continue-numbering="true" text:style-name="L1">
        <text:list-item>
          <text:p text:style-name="P2">local → XAMPP 1.7.7</text:p>
          <text:list>
            <text:list-item>
              <text:p text:style-name="P2">PHP 5.3.8</text:p>
            </text:list-item>
            <text:list-item>
              <text:p text:style-name="P2">PDO_MySQL 5.0.8</text:p>
            </text:list-item>
          </text:list>
        </text:list-item>
        <text:list-item>
          <text:p text:style-name="P2">virtual → pstud1</text:p>
        </text:list-item>
        <text:list-item>
          <text:p text:style-name="P2">transfer</text:p>
          <text:list>
            <text:list-item>
              <text:p text:style-name="P2">Filezilla 3.6.0.2</text:p>
            </text:list-item>
          </text:list>
        </text:list-item>
      </text:list>
      <text:h text:style-name="P13" text:outline-level="4">Browser + Addons</text:h>
      <text:list xml:id="list28497112" text:continue-numbering="true" text:style-name="L1">
        <text:list-item>
          <text:p text:style-name="P2">Firefox + Firebug + Developertools</text:p>
        </text:list-item>
        <text:list-item>
          <text:p text:style-name="P2">Chrome + Developertools</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name="Verdana1"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07:46:25.03</meta:creation-date>
    <meta:generator>LibreOffice/3.6$Windows_x86 LibreOffice_project/e29a214-2bbed72-0621de6-a97528c-8f066d</meta:generator>
    <dc:date>2013-05-06T08:33:57.05</dc:date>
    <meta:editing-duration>PT30S</meta:editing-duration>
    <meta:editing-cycles>4</meta:editing-cycles>
    <meta:document-statistic meta:table-count="0" meta:image-count="0" meta:object-count="0" meta:page-count="3" meta:paragraph-count="32" meta:word-count="167" meta:character-count="1123" meta:non-whitespace-character-count="999"/>
  </office:meta>
</office:document-meta>
</file>